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EATEGUI DEL AGUILA, JOSE EDUAR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114275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EATEGUI DEL AGUILA, JOSE EDUARD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14275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8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57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22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2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>07/09/2021</text:p>
          </table:table-cell>
          <table:table-cell table:style-name="Tabla2.A2" office:value-type="string">
            <text:p text:style-name="P9">57</text:p>
          </table:table-cell>
          <table:table-cell table:style-name="Tabla2.A2" office:value-type="string">
            <text:p text:style-name="P9">228.00</text:p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HECTOR RODRIGUEZ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8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20:27:5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